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851cm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width="0.028cm" svg:stroke-color="#333333" draw:marker-start-width="0.242cm" draw:marker-end-width="0.242cm" draw:fill="solid" draw:fill-color="#e0e0e0" draw:textarea-vertical-align="middle" draw:auto-grow-height="false" draw:fit-to-size="false" style:shrink-to-fit="true" fo:min-height="4.303cm" fo:padding-top="0.139cm" fo:padding-bottom="0.139cm" fo:padding-left="0.264cm" fo:padding-right="0.264cm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666666" draw:marker-start-width="0.252cm" draw:marker-end-width="0.252cm" draw:fill="solid" draw:fill-color="#e0e0e0" draw:textarea-vertical-align="middle" draw:auto-grow-height="false" draw:fit-to-size="false" style:shrink-to-fit="true" fo:min-height="4.303cm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333333" draw:marker-start-width="0.252cm" draw:marker-end-width="0.252cm" draw:fill="solid" draw:fill-color="#b8b3c9" draw:textarea-vertical-align="middle" draw:auto-grow-height="false" draw:fit-to-size="false" style:shrink-to-fit="true" fo:min-height="4.303cm" fo:padding-top="0.142cm" fo:padding-bottom="0.142cm" fo:padding-left="0.267cm" fo:padding-right="0.267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線の終点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width="0.028cm" svg:stroke-color="#333333" draw:marker-start-width="0.242cm" draw:marker-end-width="0.242cm" draw:fill="none" draw:fill-color="#e0e0e0" loext:fill-use-slide-background="false" draw:opacity="100%" draw:textarea-vertical-align="middle" draw:auto-grow-height="false" draw:fit-to-size="false" style:shrink-to-fit="true" fo:min-height="4.303cm" fo:padding-top="0.139cm" fo:padding-bottom="0.139cm" fo:padding-left="0.264cm" fo:padding-right="0.264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solid" draw:fill-color="#e0e0e0"/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b8b3c9"/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e0e0e0"/>
      <style:paragraph-properties fo:margin-top="0.42cm" fo:margin-bottom="0.35cm"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e0e0e0" draw:opacity="100%"/>
      <style:paragraph-properties fo:margin-top="0.42cm" fo:margin-bottom="0.35cm" fo:text-align="center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7.391cm" svg:height="1.101cm" svg:x="1.564cm" svg:y="1.593cm">
          <draw:text-box>
            <text:p>PSC Transfer Flow Receiver-Driven Data Transfer Model</text:p>
          </draw:text-box>
        </draw:frame>
        <draw:g draw:style-name="gr2">
          <draw:frame draw:style-name="gr3" draw:text-style-name="P3" xml:id="id3" draw:id="id3" draw:layer="layout" svg:width="5cm" svg:height="2.5cm" svg:x="4.074cm" svg:y="4.949cm">
            <draw:text-box>
              <text:p text:style-name="P2"><text:span text:style-name="T1">Sender Node</text:span></text:p>
            </draw:text-box>
          </draw:frame>
          <draw:frame draw:style-name="gr4" draw:text-style-name="P3" xml:id="id2" draw:id="id2" draw:layer="layout" svg:width="5cm" svg:height="2.5cm" svg:x="4.074cm" svg:y="19.839cm">
            <draw:text-box>
              <text:p text:style-name="P4"><text:span text:style-name="T1">Sender Node</text:span><text:span text:style-name="T2"><text:line-break/></text:span><text:span text:style-name="T3">(Data Source)</text:span><text:span text:style-name="T3"><text:line-break/></text:span><text:span text:style-name="T3">GPU</text:span></text:p>
            </draw:text-box>
          </draw:frame>
          <draw:frame draw:style-name="gr5" draw:text-style-name="P5" xml:id="id1" draw:id="id1" draw:layer="layout" svg:width="7cm" svg:height="5cm" svg:x="3.074cm" svg:y="10.972cm">
            <draw:text-box>
              <text:p text:style-name="P2"><text:span text:style-name="T4">PSC Fabric</text:span></text:p>
              <text:p text:style-name="P2"><text:span text:style-name="T5">Routing Control </text:span><text:span text:style-name="T5"><text:line-break/></text:span><text:span text:style-name="T5">Transfer Manager Congestion Control</text:span></text:p>
            </draw:text-box>
            <draw:glue-point draw:id="4" svg:x="1.834cm" svg:y="5.036cm"/>
            <draw:glue-point draw:id="5" svg:x="3.385cm" svg:y="5.018cm"/>
            <draw:glue-point draw:id="6" svg:x="-1.868cm" svg:y="4.986cm"/>
            <draw:glue-point draw:id="7" svg:x="-3.395cm" svg:y="4.986cm"/>
          </draw:frame>
          <draw:connector draw:style-name="gr6" draw:text-style-name="P6" draw:layer="layout" draw:type="line" svg:x1="6.574cm" svg:y1="15.972cm" svg:x2="6.574cm" svg:y2="19.839cm" draw:start-shape="id1" draw:start-glue-point="2" draw:end-shape="id2" draw:end-glue-point="0" svg:d="M6574 15972v3867" svg:viewBox="0 0 1 3868">
            <text:p/>
          </draw:connector>
          <draw:connector draw:style-name="gr6" draw:text-style-name="P6" draw:layer="layout" draw:type="line" svg:x1="6.574cm" svg:y1="7.449cm" svg:x2="6.574cm" svg:y2="10.972cm" draw:start-shape="id3" draw:start-glue-point="2" draw:end-shape="id1" draw:end-glue-point="0" svg:d="M6574 7449v3523" svg:viewBox="0 0 1 3524">
            <text:p/>
          </draw:connector>
          <draw:connector draw:style-name="gr6" draw:text-style-name="P6" draw:layer="layout" draw:type="line" svg:x1="9.074cm" svg:y1="21.089cm" svg:x2="12.878cm" svg:y2="21.089cm" draw:start-shape="id2" draw:start-glue-point="1" draw:end-shape="id4" draw:end-glue-point="3" svg:d="M9074 21089h3804" svg:viewBox="0 0 3805 1">
            <text:p/>
          </draw:connector>
          <draw:frame draw:style-name="gr4" draw:text-style-name="P7" xml:id="id4" draw:id="id4" draw:layer="layout" svg:width="5cm" svg:height="2.5cm" svg:x="12.878cm" svg:y="19.839cm">
            <draw:text-box>
              <text:p text:style-name="P4"><text:span text:style-name="T1">Receiver Node</text:span><text:span text:style-name="T1"><text:line-break/></text:span><text:span text:style-name="T5">(Data Consumer)</text:span></text:p>
            </draw:text-box>
          </draw:frame>
          <draw:frame draw:style-name="gr7" draw:text-style-name="P8" draw:layer="layout" svg:width="3.356cm" svg:height="1cm" svg:x="6.574cm" svg:y="8.649cm">
            <draw:text-box>
              <text:p text:style-name="P2"><text:span text:style-name="T6">Transfer Request</text:span></text:p>
            </draw:text-box>
          </draw:frame>
          <draw:frame draw:style-name="gr3" draw:text-style-name="P3" draw:layer="layout" svg:width="5cm" svg:height="2.5cm" svg:x="4.074cm" svg:y="4.949cm">
            <draw:text-box>
              <text:p text:style-name="P2"><text:span text:style-name="T1">Sender Node</text:span></text:p>
            </draw:text-box>
          </draw:frame>
          <draw:frame draw:style-name="gr3" draw:text-style-name="P3" draw:layer="layout" svg:width="5cm" svg:height="2.5cm" svg:x="4.074cm" svg:y="4.949cm">
            <draw:text-box>
              <text:p text:style-name="P9"><text:span text:style-name="T1">Receiver</text:span><text:span text:style-name="T1"><text:line-break/></text:span><text:span text:style-name="T1">Node</text:span></text:p>
            </draw:text-box>
          </draw:frame>
          <draw:frame draw:style-name="gr7" draw:text-style-name="P8" draw:layer="layout" svg:width="3.356cm" svg:height="1cm" svg:x="6.574cm" svg:y="17.549cm">
            <draw:text-box>
              <text:p text:style-name="P2"><text:span text:style-name="T6">Data Path Setup</text:span></text:p>
            </draw:text-box>
          </draw:frame>
          <draw:frame draw:style-name="gr7" draw:text-style-name="P8" draw:layer="layout" svg:width="3.356cm" svg:height="1cm" svg:x="9.274cm" svg:y="20.149cm">
            <draw:text-box>
              <text:p text:style-name="P2"><text:span text:style-name="T6">Chunk Transfer</text:span></text:p>
            </draw:text-box>
          </draw:frame>
          <draw:frame draw:style-name="gr7" draw:text-style-name="P8" draw:layer="layout" svg:width="3.356cm" svg:height="1cm" svg:x="6.574cm" svg:y="17.549cm">
            <draw:text-box>
              <text:p text:style-name="P2"><text:span text:style-name="T6">Data Path Setup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8:31:09.968350598</meta:creation-date>
    <dc:date>2026-03-15T20:47:01.664018434</dc:date>
    <meta:editing-duration>PT22M12S</meta:editing-duration>
    <meta:editing-cycles>8</meta:editing-cycles>
    <meta:generator>LibreOffice/24.2.7.2$Linux_X86_64 LibreOffice_project/420$Build-2</meta:generator>
    <meta:document-statistic meta:object-count="15"/>
  </office:meta>
</office:document-meta>
</file>